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Language</text:p>
          </table:table-cell>
          <table:table-cell table:style-name="Default" table:number-columns-repeated="4"/>
          <table:table-cell/>
          <table:table-cell office:value-type="string" calcext:value-type="string">
            <text:p>tf IDF</text:p>
          </table:table-cell>
          <table:table-cell table:number-columns-repeated="5"/>
          <table:table-cell table:style-name="Default" office:value-type="string" calcext:value-type="string">
            <text:p>Lang P</text:p>
          </table:table-cell>
          <table:table-cell office:value-type="string" calcext:value-type="string">
            <text:p>Tf-i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c: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06962025316455" calcext:value-type="float">
            <text:p>0.080696202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86075949367088" calcext:value-type="float">
            <text:p>0.0886075949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table:formula="of:=[.N2]-[.O2]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c:</text:p>
          </table:table-cell>
          <table:table-cell table:style-name="ce2" office:value-type="float" office:value="0.58" calcext:value-type="float">
            <text:p>0.5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72300469483568" calcext:value-type="float">
            <text:p>0.272300469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03286384976526" calcext:value-type="float">
            <text:p>0.103286385</text:p>
          </table:table-cell>
          <table:table-cell/>
          <table:table-cell table:style-name="ce2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table:formula="of:=[.N3]-[.O3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c:</text:p>
          </table:table-cell>
          <table:table-cell table:style-name="ce2" office:value-type="float" office:value="0.56" calcext:value-type="float">
            <text:p>0.5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405797101449275" calcext:value-type="float">
            <text:p>0.405797101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69565217391304" calcext:value-type="float">
            <text:p>0.3695652174</text:p>
          </table:table-cell>
          <table:table-cell/>
          <table:table-cell table:style-name="ce2"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table:formula="of:=[.N4]-[.O4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c:</text:p>
          </table:table-cell>
          <table:table-cell table:style-name="ce2" office:value-type="float" office:value="0.29" calcext:value-type="float">
            <text:p>0.29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00863557858376" calcext:value-type="float">
            <text:p>0.050086355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93609671848013" calcext:value-type="float">
            <text:p>0.0293609672</text:p>
          </table:table-cell>
          <table:table-cell/>
          <table:table-cell table:style-name="ce2"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formula="of:=[.N5]-[.O5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c:</text:p>
          </table:table-cell>
          <table:table-cell table:style-name="ce2" office:value-type="float" office:value="0.06" calcext:value-type="float">
            <text:p>0.0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307692307692307" calcext:value-type="float">
            <text:p>0.030769230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05128205128205" calcext:value-type="float">
            <text:p>0.0205128205</text:p>
          </table:table-cell>
          <table:table-cell/>
          <table:table-cell table:style-name="ce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formula="of:=[.N6]-[.O6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c: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471380471380471" calcext:value-type="float">
            <text:p>0.047138047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4074074074074" calcext:value-type="float">
            <text:p>0.074074074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table:formula="of:=[.N7]-[.O7]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c: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753064798598949" calcext:value-type="float">
            <text:p>0.0753064799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70577933450087" calcext:value-type="float">
            <text:p>0.0770577933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table:formula="of:=[.N8]-[.O8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28735632183908" calcext:value-type="float">
            <text:p>0.028735632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44827586206896" calcext:value-type="float">
            <text:p>0.034482758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formula="of:=[.N9]-[.O9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160427807486631" calcext:value-type="float">
            <text:p>0.0160427807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02139037433155" calcext:value-type="float">
            <text:p>0.0802139037</text:p>
          </table:table-cell>
          <table:table-cell/>
          <table:table-cell table:style-name="ce2"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formula="of:=[.N10]-[.O10]"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c: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07894736842105" calcext:value-type="float">
            <text:p>0.107894736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9473684210526" calcext:value-type="float">
            <text:p>0.1394736842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table:formula="of:=[.N11]-[.O11]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: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220440881763527" calcext:value-type="float">
            <text:p>0.022044088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40480961923847" calcext:value-type="float">
            <text:p>0.0240480962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formula="of:=[.N12]-[.O12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c: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07061503416857" calcext:value-type="float">
            <text:p>0.107061503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65603644646924" calcext:value-type="float">
            <text:p>0.0865603645</text:p>
          </table:table-cell>
          <table:table-cell/>
          <table:table-cell table:style-name="ce2"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formula="of:=[.N13]-[.O13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ec: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55440414507772" calcext:value-type="float">
            <text:p>0.155440414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621761658031088" calcext:value-type="float">
            <text:p>0.062176165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table:formula="of:=[.N14]-[.O14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c: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84808013355592" calcext:value-type="float">
            <text:p>0.088480801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355592654424" calcext:value-type="float">
            <text:p>0.1335559265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table:formula="of:=[.N15]-[.O15]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c: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38271604938271" calcext:value-type="float">
            <text:p>0.093827160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04938271604938" calcext:value-type="float">
            <text:p>0.104938271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table:formula="of:=[.N16]-[.O16]"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06666666666666" calcext:value-type="float">
            <text:p>0.0506666667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06666666666666" calcext:value-type="float">
            <text:p>0.0506666667</text:p>
          </table:table-cell>
          <table:table-cell/>
          <table:table-cell table:number-columns-repeated="2" table:style-name="ce4" office:value-type="float" office:value="0.19" calcext:value-type="float">
            <text:p>0.19</text:p>
          </table:table-cell>
          <table:table-cell table:formula="of:=[.N17]-[.O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273224043715847" calcext:value-type="float">
            <text:p>0.027322404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109289617486338" calcext:value-type="float">
            <text:p>0.0109289617</text:p>
          </table:table-cell>
          <table:table-cell/>
          <table:table-cell table:style-name="ce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N18]-[.O1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c: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38926174496644" calcext:value-type="float">
            <text:p>0.083892617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7248322147651" calcext:value-type="float">
            <text:p>0.087248322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table:formula="of:=[.N19]-[.O19]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c: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13836477987421" calcext:value-type="float">
            <text:p>0.21383647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27044025157233" calcext:value-type="float">
            <text:p>0.3270440252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formula="of:=[.N20]-[.O20]"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c: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262172284644194" calcext:value-type="float">
            <text:p>0.026217228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074906367041198" calcext:value-type="float">
            <text:p>0.007490636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formula="of:=[.N21]-[.O2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c: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86394557823129" calcext:value-type="float">
            <text:p>0.098639455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78231292517006" calcext:value-type="float">
            <text:p>0.0578231293</text:p>
          </table:table-cell>
          <table:table-cell/>
          <table:table-cell table:style-name="ce2"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formula="of:=[.N22]-[.O22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c: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172413793103448" calcext:value-type="float">
            <text:p>0.017241379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431034482758621" calcext:value-type="float">
            <text:p>0.043103448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formula="of:=[.N23]-[.O23]"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c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06060606060606" calcext:value-type="float">
            <text:p>0.006060606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3333333333333" calcext:value-type="float">
            <text:p>0.133333333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formula="of:=[.N24]-[.O24]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c: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42056074766355" calcext:value-type="float">
            <text:p>0.142056074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81308411214953" calcext:value-type="float">
            <text:p>0.181308411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97" calcext:value-type="float">
            <text:p>0.97</text:p>
          </table:table-cell>
          <table:table-cell table:formula="of:=[.N25]-[.O25]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545454545454545" calcext:value-type="float">
            <text:p>0.545454545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672727272727273" calcext:value-type="float">
            <text:p>0.672727272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table:formula="of:=[.N26]-[.O26]"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c: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2621359223301" calcext:value-type="float">
            <text:p>0.126213592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10679611650485" calcext:value-type="float">
            <text:p>0.310679611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table:formula="of:=[.N27]-[.O27]"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31914893617021" calcext:value-type="float">
            <text:p>0.053191489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N28]-[.O2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33333333333333" calcext:value-type="float">
            <text:p>0.0833333333</text:p>
          </table:table-cell>
          <table:table-cell/>
          <table:table-cell table:number-columns-repeated="2" table:style-name="ce4" office:value-type="float" office:value="0.05" calcext:value-type="float">
            <text:p>0.05</text:p>
          </table:table-cell>
          <table:table-cell table:formula="of:=[.N29]-[.O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481481481481481" calcext:value-type="float">
            <text:p>0.481481481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81481481481481" calcext:value-type="float">
            <text:p>0.4814814815</text:p>
          </table:table-cell>
          <table:table-cell/>
          <table:table-cell table:number-columns-repeated="2" table:style-name="ce4" office:value-type="float" office:value="0.78" calcext:value-type="float">
            <text:p>0.78</text:p>
          </table:table-cell>
          <table:table-cell table:formula="of:=[.N30]-[.O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61538461538461" calcext:value-type="float">
            <text:p>0.096153846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07692307692308" calcext:value-type="float">
            <text:p>0.307692307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table:formula="of:=[.N31]-[.O31]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c: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06766917293233" calcext:value-type="float">
            <text:p>0.206766917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38345864661654" calcext:value-type="float">
            <text:p>0.0338345865</text:p>
          </table:table-cell>
          <table:table-cell/>
          <table:table-cell table:style-name="ce2"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table:formula="of:=[.N32]-[.O32]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c: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65384615384615" calcext:value-type="float">
            <text:p>0.086538461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63461538461538" calcext:value-type="float">
            <text:p>0.163461538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table:formula="of:=[.N33]-[.O33]"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: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28070175438596" calcext:value-type="float">
            <text:p>0.228070175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10526315789474" calcext:value-type="float">
            <text:p>0.2105263158</text:p>
          </table:table-cell>
          <table:table-cell/>
          <table:table-cell table:style-name="ce2"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table:formula="of:=[.N34]-[.O3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c: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29032258064516" calcext:value-type="float">
            <text:p>0.129032258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06451612903225" calcext:value-type="float">
            <text:p>0.080645161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N35]-[.O3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40336134453781" calcext:value-type="float">
            <text:p>0.084033613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formula="of:=[.N36]-[.O3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: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455696202531645" calcext:value-type="float">
            <text:p>0.045569620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[.N37]-[.O37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ec: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7353579175705" calcext:value-type="float">
            <text:p>0.173535791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80043383947939" calcext:value-type="float">
            <text:p>0.18004338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table:formula="of:=[.N38]-[.O38]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c: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383561643835616" calcext:value-type="float">
            <text:p>0.038356164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67123287671232" calcext:value-type="float">
            <text:p>0.0767123288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table:formula="of:=[.N39]-[.O39]"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c: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28426395939086" calcext:value-type="float">
            <text:p>0.2284263959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52284263959391" calcext:value-type="float">
            <text:p>0.152284264</text:p>
          </table:table-cell>
          <table:table-cell/>
          <table:table-cell table:style-name="ce2"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table:formula="of:=[.N40]-[.O4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c: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355072463768116" calcext:value-type="float">
            <text:p>0.355072463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56521739130435" calcext:value-type="float">
            <text:p>0.456521739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table:formula="of:=[.N41]-[.O41]" office:value-type="float" office:value="-0.14" calcext:value-type="float">
            <text:p>-0.14</text:p>
          </table:table-cell>
        </table:table-row>
        <table:table-row table:style-name="ro1">
          <table:table-cell office:value-type="string" calcext:value-type="string">
            <text:p>Prec:</text:p>
          </table:table-cell>
          <table:table-cell table:style-name="Default" office:value-type="float" office:value="0.3375" calcext:value-type="float">
            <text:p>0.3375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style-name="Default" office:value-type="float" office:value="0.10226497992" calcext:value-type="float">
            <text:p>0.1022649799</text:p>
          </table:table-cell>
          <table:table-cell table:style-name="ce3" table:formula="of:=AVERAGE([.F2:.F41])" office:value-type="float" office:value="0.130219601637025" calcext:value-type="float">
            <text:p>0.1302196016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445" calcext:value-type="float">
            <text:p>0.3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talRecall:</text:p>
          </table:table-cell>
          <table:table-cell table:style-name="ce3" table:formula="of:=AVERAGE([.L2:.L41])" office:value-type="float" office:value="0.139890695305358" calcext:value-type="float">
            <text:p>0.1398906953</text:p>
          </table:table-cell>
          <table:table-cell/>
          <table:table-cell table:style-name="ce3" table:formula="of:=AVERAGE([.N2:.N41])" office:value-type="float" office:value="0.3375" calcext:value-type="float">
            <text:p>0.3375</text:p>
          </table:table-cell>
          <table:table-cell table:style-name="ce3" table:formula="of:=AVERAGE([.O2:.O41])" office:value-type="float" office:value="0.3445" calcext:value-type="float">
            <text:p>0.3445</text:p>
          </table:table-cell>
          <table:table-cell table:style-name="ce3" table:formula="of:=AVERAGE([.P2:.P41])" office:value-type="float" office:value="-0.007" calcext:value-type="float">
            <text:p>-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1:45:59.713868924</meta:creation-date>
    <dc:date>2015-11-23T21:56:50.850413838</dc:date>
    <meta:editing-duration>PT10M51S</meta:editing-duration>
    <meta:editing-cycles>1</meta:editing-cycles>
    <meta:generator>LibreOffice/4.4.6.3$Linux_X86_64 LibreOffice_project/40m0$Build-3</meta:generator>
    <meta:document-statistic meta:table-count="1" meta:cell-count="538" meta:object-count="0"/>
  </office:meta>
</office:document-meta>
</file>